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32">
            <text:p>3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3-24_09-23-23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6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3-24_03-44-26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6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 office:value-type="string">
            <text:p>2023-03-24_03-44-21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3-23_21-05-58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6" table:formula="of:=IF([.E5]=&quot;&quot;;[.C7];CONCATENATE([.C7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17" office:value-type="string">
            <text:p>2023-03-24_13-34-4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2">
            <text:p>32</text:p>
          </table:table-cell>
          <table:table-cell table:style-name="ce17" office:value-type="string">
            <text:p>2023-03-24_21-04-50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6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0">
            <text:p>30</text:p>
          </table:table-cell>
          <table:table-cell table:style-name="ce17" office:value-type="string">
            <text:p>2023-03-24_16-53-07_000.jpg</text:p>
          </table:table-cell>
          <table:table-cell table:style-name="ce26" office:value-type="string">
            <text:p>:PHOTO 記録 / subject=ATM：明細票 / location=~ / content=~,for=月末の入金,other=~</text:p>
          </table:table-cell>
          <table:table-cell table:style-name="ce19"/>
          <table:table-cell table:style-name="ce10"/>
          <table:table-cell table:style-name="ce10"/>
          <table:table-cell table:style-name="ce46" table:formula="of:=IF([.E8]=&quot;&quot;;[.C8];CONCATENATE([.C8];&quot; / &quot;;[.E8]))" office:value-type="string" office:string-value=":PHOTO 記録 / subject=ATM：明細票 / location=~ / content=~,for=月末の入金,other=~">
            <text:p>:PHOTO 記録 / subject=ATM：明細票 / location=~ / content=~,for=月末の入金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3-24_00-57-05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9]=&quot;&quot;;[.C9];CONCATENATE([.C9];&quot; / &quot;;[.E9]))" office:value-type="string" office:string-value="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 office:value-type="string">
            <text:p>2023-03-24_00-57-11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3-24_00-57-16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1]=&quot;&quot;;[.C11];CONCATENATE([.C11];&quot; / &quot;;[.E11]))" office:value-type="string" office:string-value="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3-24_01-00-18_000.jpg</text:p>
          </table:table-cell>
          <table:table-cell table:style-name="ce27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2]=&quot;&quot;;[.C12];CONCATENATE([.C12];&quot; / &quot;;[.E12]))" office:value-type="string" office:string-value="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24_01-00-23_000.jpg</text:p>
          </table:table-cell>
          <table:table-cell table:style-name="ce27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3]=&quot;&quot;;[.C13];CONCATENATE([.C13];&quot; / &quot;;[.E13]))" office:value-type="string" office:string-value="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3-24_01-00-27_000.jpg</text:p>
          </table:table-cell>
          <table:table-cell table:style-name="ce27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4]=&quot;&quot;;[.C14];CONCATENATE([.C14];&quot; / &quot;;[.E14]))" office:value-type="string" office:string-value="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3-24_01-04-41_000.jpg</text:p>
          </table:table-cell>
          <table:table-cell table:style-name="ce27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28"/>
          <table:table-cell table:style-name="ce10"/>
          <table:table-cell table:style-name="ce10"/>
          <table:table-cell table:style-name="ce46" table:formula="of:=IF([.E15]=&quot;&quot;;[.C15];CONCATENATE([.C15];&quot; / &quot;;[.E15]))" office:value-type="string" office:string-value="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1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7" office:value-type="string">
            <text:p>2023-03-24_01-04-45_000.jpg</text:p>
          </table:table-cell>
          <table:table-cell table:style-name="ce27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6]=&quot;&quot;;[.C16];CONCATENATE([.C16];&quot; / &quot;;[.E16]))" office:value-type="string" office:string-value="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1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 office:value-type="string">
            <text:p>2023-03-24_01-02-30_000.jpg</text:p>
          </table:table-cell>
          <table:table-cell table:style-name="ce33" office:value-type="string">
            <text:p>:PHOTO 記録 / 経過記録；作ったもの / food=焼酎漬け / material=大葉,liquor=麦焼酎：??ml,time=~,container=silver-cap-small / type=~,other=作り置きする,occasion=経過観察,id=2023-03-24_01-02-30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7]=&quot;&quot;;[.C17];CONCATENATE([.C17];&quot; / &quot;;[.E17]))" office:value-type="string" office:string-value=":PHOTO 記録 / 経過記録；作ったもの / food=焼酎漬け / material=大葉,liquor=麦焼酎：??ml,time=~,container=silver-cap-small / type=~,other=作り置きする,occasion=経過観察,id=2023-03-24_01-02-30_000.jpg">
            <text:p>:PHOTO 記録 / 経過記録；作ったもの / food=焼酎漬け / material=大葉,liquor=麦焼酎：??ml,time=~,container=silver-cap-small / type=~,other=作り置きする,occasion=経過観察,id=2023-03-24_01-02-30_000.jpg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1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3-24_09-29-3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8]=&quot;&quot;;[.C18];CONCATENATE([.C18];&quot; / &quot;;[.E1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1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3-24_10-04-36_000.jpg</text:p>
          </table:table-cell>
          <table:table-cell table:style-name="ce26" office:value-type="string">
            <text:p>:tome / (lang=ja) / topic=~ / content=「八百万の神」ではなく、八百万の「魂」たち。と、倶に生きようぞ。神道とイスラム。自然神道。記紀神道ではなく。縄文の神々。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string" office:string-value=":tome / (lang=ja) / topic=~ / content=「八百万の神」ではなく、八百万の「魂」たち。と、倶に生きようぞ。神道とイスラム。自然神道。記紀神道ではなく。縄文の神々。">
            <text:p>:tome / (lang=ja) / topic=~ / content=「八百万の神」ではなく、八百万の「魂」たち。と、倶に生きようぞ。神道とイスラム。自然神道。記紀神道ではなく。縄文の神々。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1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8" office:value-type="string">
            <text:p>2023-03-24_10-04-59_000.jpg</text:p>
          </table:table-cell>
          <table:table-cell table:style-name="ce27" office:value-type="string">
            <text:p>:tome / (lang=ja) / topic=~ / content=俺の使命：教えの何たるか、発明する。無償で行う。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0]=&quot;&quot;;[.C20];CONCATENATE([.C20];&quot; / &quot;;[.E20]))" office:value-type="string" office:string-value=":tome / (lang=ja) / topic=~ / content=俺の使命：教えの何たるか、発明する。無償で行う。">
            <text:p>:tome / (lang=ja) / topic=~ / content=俺の使命：教えの何たるか、発明する。無償で行う。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1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3-24_10-05-10_000.jpg</text:p>
          </table:table-cell>
          <table:table-cell table:style-name="ce26" office:value-type="string">
            <text:p>:m :th,mysl / topic=~ / content=人に貴賎を付けるもの。一切を、拒否する。,id=2YOU,other=~ / lang=ja || :m :th,mysl / topic=~ / content=「神儒伊」、習合,id=HB24,other=メモの続き / lang=ja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1]=&quot;&quot;;[.C21];CONCATENATE([.C21];&quot; / &quot;;[.E21]))" office:value-type="string" office:string-value=":m :th,mysl / topic=~ / content=人に貴賎を付けるもの。一切を、拒否する。,id=2YOU,other=~ / lang=ja || :m :th,mysl / topic=~ / content=「神儒伊」、習合,id=HB24,other=メモの続き / lang=ja">
            <text:p>:m :th,mysl / topic=~ / content=人に貴賎を付けるもの。一切を、拒否する。,id=2YOU,other=~ / lang=ja || :m :th,mysl / topic=~ / content=「神儒伊」、習合,id=HB24,other=メモの続き / lang=ja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1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3-24_10-05-34_000.jpg</text:p>
          </table:table-cell>
          <table:table-cell table:style-name="ce26" office:value-type="string">
            <text:p>:m #*# RES / JVEMV6 64#259_ura_biz / 『図解　裏ビジネスのカラクリ』 著者=丸山佑介,校注=~ / p.?? / w=~,topic=山口組、住吉会：構成員、人数,publisher=~,other=~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string" office:string-value=":m #*# RES / JVEMV6 64#259_ura_biz / 『図解　裏ビジネスのカラクリ』 著者=丸山佑介,校注=~ / p.?? / w=~,topic=山口組、住吉会：構成員、人数,publisher=~,other=~">
            <text:p>:m #*# RES / JVEMV6 64#259_ura_biz / 『図解　裏ビジネスのカラクリ』 著者=丸山佑介,校注=~ / p.?? / w=~,topic=山口組、住吉会：構成員、人数,publisher=~,other=~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1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3-24_10-05-43_000.jpg</text:p>
          </table:table-cell>
          <table:table-cell table:style-name="ce26" office:value-type="string">
            <text:p>:m #*# RES / JVEMV6 64#126.01_mooshi:梁恵王上 / 『孟子』 著者=~,校注=~ / p.18 / w=~,topic=百畝,other=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string" office:string-value=":m #*# RES / JVEMV6 64#126.01_mooshi:梁恵王上 / 『孟子』 著者=~,校注=~ / p.18 / w=~,topic=百畝,other=">
            <text:p>:m #*# RES / JVEMV6 64#126.01_mooshi:梁恵王上 / 『孟子』 著者=~,校注=~ / p.18 / w=~,topic=百畝,other=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1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10" office:value-type="string">
            <text:p>2023-03-24_11-10-54_000.jpg</text:p>
          </table:table-cell>
          <table:table-cell table:style-name="ce27" office:value-type="string">
            <text:p>:m :th,mysl / topic=~ / content=孔子は、「学」に志した。「仁」に、ではなく,id=~,other=~ / lang=ja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string" office:string-value=":m :th,mysl / topic=~ / content=孔子は、「学」に志した。「仁」に、ではなく,id=~,other=~ / lang=ja">
            <text:p>:m :th,mysl / topic=~ / content=孔子は、「学」に志した。「仁」に、ではなく,id=~,other=~ / lang=ja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1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8" office:value-type="string">
            <text:p>2023-03-24_11-10-58_000.jpg</text:p>
          </table:table-cell>
          <table:table-cell table:style-name="ce26" office:value-type="string">
            <text:p>:m #*# RES / JVEMV6 64#126.01_mooshi:梁恵王上 / 『孟子』 著者=~,校注=~ / p.12? / w=義倉,topic=~,other=</text:p>
          </table:table-cell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string" office:string-value=":m #*# RES / JVEMV6 64#126.01_mooshi:梁恵王上 / 『孟子』 著者=~,校注=~ / p.12? / w=義倉,topic=~,other=">
            <text:p>:m #*# RES / JVEMV6 64#126.01_mooshi:梁恵王上 / 『孟子』 著者=~,校注=~ / p.12? / w=義倉,topic=~,other=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51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10" office:value-type="string">
            <text:p>2023-03-24_11-11-43_000.jpg</text:p>
          </table:table-cell>
          <table:table-cell table:style-name="ce26" office:value-type="string">
            <text:p>:m :th,mysl / topic=~ / content=「ナルシズムに繋がれた個人主義」。宮台たち。,id=~,other=~ / lang=ja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string" office:string-value=":m :th,mysl / topic=~ / content=「ナルシズムに繋がれた個人主義」。宮台たち。,id=~,other=~ / lang=ja">
            <text:p>:m :th,mysl / topic=~ / content=「ナルシズムに繋がれた個人主義」。宮台たち。,id=~,other=~ / lang=ja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51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3">
            <text:p>23</text:p>
          </table:table-cell>
          <table:table-cell table:style-name="ce10" office:value-type="string">
            <text:p>2023-03-24_11-12-54_000.jpg</text:p>
          </table:table-cell>
          <table:table-cell table:style-name="ce26" office:value-type="string">
            <text:p>:m #*# / memo:other(m:other) / topic=習字, about=,other=,id=~,content=QQQ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27];[.K27])" office:value-type="string" office:string-value="jpg">
            <text:p>jpg</text:p>
          </table:table-cell>
          <table:table-cell table:style-name="ce51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17" office:value-type="string">
            <text:p>2023-03-24_13-02-26_000.jpg</text:p>
          </table:table-cell>
          <table:table-cell table:style-name="ce26" office:value-type="string">
            <text:p>:m 1*2 RES / JVEMV6 64#260_suterareru_shimada / 『捨てられる宗教』 著者=島田裕巳,校注=~ / p.48 / w=天満宮；湯島天神；天理教；太龍寺,topic=~,publisher=~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string" office:string-value=":m 1*2 RES / JVEMV6 64#260_suterareru_shimada / 『捨てられる宗教』 著者=島田裕巳,校注=~ / p.48 / w=天満宮；湯島天神；天理教；太龍寺,topic=~,publisher=~,other=~">
            <text:p>:m 1*2 RES / JVEMV6 64#260_suterareru_shimada / 『捨てられる宗教』 著者=島田裕巳,校注=~ / p.48 / w=天満宮；湯島天神；天理教；太龍寺,topic=~,publisher=~,other=~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51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18" office:value-type="string">
            <text:p>2023-03-24_13-02-36_000.jpg</text:p>
          </table:table-cell>
          <table:table-cell table:style-name="ce26" office:value-type="string">
            <text:p>:m 2*2 RES / JVEMV6 64#260_suterareru_shimada / 『捨てられる宗教』 著者=島田裕巳,校注=~ / p.77 / w=,topic=創価学会：会員数,publisher=~,other=~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string" office:string-value=":m 2*2 RES / JVEMV6 64#260_suterareru_shimada / 『捨てられる宗教』 著者=島田裕巳,校注=~ / p.77 / w=,topic=創価学会：会員数,publisher=~,other=~">
            <text:p>:m 2*2 RES / JVEMV6 64#260_suterareru_shimada / 『捨てられる宗教』 著者=島田裕巳,校注=~ / p.77 / w=,topic=創価学会：会員数,publisher=~,other=~</text:p>
          </table:table-cell>
          <table:table-cell table:style-name="ce10" table:formula="of:=RIGHT([.B29];[.K29])" office:value-type="string" office:string-value="jpg">
            <text:p>jpg</text:p>
          </table:table-cell>
          <table:table-cell table:style-name="ce51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17" office:value-type="string">
            <text:p>2023-03-24_15-38-53_000.jpg</text:p>
          </table:table-cell>
          <table:table-cell table:style-name="ce26" office:value-type="string">
            <text:p>:m 1-3*4 / read-docs / theme=習近平(xijinping)：講話,content=二十大精神,w=； / genre=~ / other=~, doc-id=SL91</text:p>
          </table:table-cell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string" office:string-value=":m 1-3*4 / read-docs / theme=習近平(xijinping)：講話,content=二十大精神,w=； / genre=~ / other=~, doc-id=SL91">
            <text:p>:m 1-3*4 / read-docs / theme=習近平(xijinping)：講話,content=二十大精神,w=； / genre=~ / other=~, doc-id=SL91</text:p>
          </table:table-cell>
          <table:table-cell table:style-name="ce10" table:formula="of:=RIGHT([.B30];[.K30])" office:value-type="string" office:string-value="jpg">
            <text:p>jpg</text:p>
          </table:table-cell>
          <table:table-cell table:style-name="ce51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8">
            <text:p>28</text:p>
          </table:table-cell>
          <table:table-cell table:style-name="ce18" office:value-type="string">
            <text:p>2023-03-24_15-39-07_000.jpg</text:p>
          </table:table-cell>
          <table:table-cell table:style-name="ce26" office:value-type="string">
            <text:p>:m 4*4 / read-docs / theme=習近平(xijinping)：講話,content=二十大精神,w=； / genre=~ / other=~, doc-id=SL91</text:p>
          </table:table-cell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string" office:string-value=":m 4*4 / read-docs / theme=習近平(xijinping)：講話,content=二十大精神,w=； / genre=~ / other=~, doc-id=SL91">
            <text:p>:m 4*4 / read-docs / theme=習近平(xijinping)：講話,content=二十大精神,w=； / genre=~ / other=~, doc-id=SL91</text:p>
          </table:table-cell>
          <table:table-cell table:style-name="ce10" table:formula="of:=RIGHT([.B31];[.K31])" office:value-type="string" office:string-value="jpg">
            <text:p>jpg</text:p>
          </table:table-cell>
          <table:table-cell table:style-name="ce51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18" office:value-type="string">
            <text:p>2023-03-24_16-17-49_000.jpg</text:p>
          </table:table-cell>
          <table:table-cell table:style-name="ce26" office:value-type="string">
            <text:p>:m #*# RES / JVEMV6 64#256_islam_seitan_izutu / 『イスラーム生誕』 著者=井筒俊彦,校注=~ / p.71 / w=「象の年」,topic=~,publisher=~,other=ske+</text:p>
          </table:table-cell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string" office:string-value=":m #*# RES / JVEMV6 64#256_islam_seitan_izutu / 『イスラーム生誕』 著者=井筒俊彦,校注=~ / p.71 / w=「象の年」,topic=~,publisher=~,other=ske+">
            <text:p>:m #*# RES / JVEMV6 64#256_islam_seitan_izutu / 『イスラーム生誕』 著者=井筒俊彦,校注=~ / p.71 / w=「象の年」,topic=~,publisher=~,other=ske+</text:p>
          </table:table-cell>
          <table:table-cell table:style-name="ce10" table:formula="of:=RIGHT([.B32];[.K32])" office:value-type="string" office:string-value="jpg">
            <text:p>jpg</text:p>
          </table:table-cell>
          <table:table-cell table:style-name="ce51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1">
            <text:p>31</text:p>
          </table:table-cell>
          <table:table-cell table:style-name="ce17" office:value-type="string">
            <text:p>2023-03-24_17-50-52_000.jpg</text:p>
          </table:table-cell>
          <table:table-cell table:style-name="ce27" office:value-type="string">
            <text:p>:m 1*1 RES / JVEMV6 64#250_amemiya / 『田中正造の人と生涯』 著者=雨宮義人,校注=~ / p.38 / w=,topic=,publisher=~,other=QQQ</text:p>
          </table:table-cell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string" office:string-value=":m 1*1 RES / JVEMV6 64#250_amemiya / 『田中正造の人と生涯』 著者=雨宮義人,校注=~ / p.38 / w=,topic=,publisher=~,other=QQQ">
            <text:p>:m 1*1 RES / JVEMV6 64#250_amemiya / 『田中正造の人と生涯』 著者=雨宮義人,校注=~ / p.38 / w=,topic=,publisher=~,other=QQQ</text:p>
          </table:table-cell>
          <table:table-cell table:style-name="ce10" table:formula="of:=RIGHT([.B33];[.K33])" office:value-type="string" office:string-value="jpg">
            <text:p>jpg</text:p>
          </table:table-cell>
          <table:table-cell table:style-name="ce51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3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4">2023/03/24</text:date>, <text:time>22:50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24T22:50:57.76</dc:date>
    <dc:creator>iwabuchi ken</dc:creator>
    <meta:editing-duration>P55DT6H1M4S</meta:editing-duration>
    <meta:editing-cycles>17845</meta:editing-cycles>
    <meta:document-statistic meta:table-count="2" meta:cell-count="943" meta:object-count="0"/>
    <meta:user-defined meta:name="qrichtext">1</meta:user-defined>
  </office:meta>
</office:document-meta>
</file>